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andLineRequest.getAttributeNames(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Request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ookie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SitemapURI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CommandLineRequest.getServl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itemap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isUserInRole( String 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, Map attributes , Map parameters , Map header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andLineRequest.removeAttribute( String name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Request.getLocal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erver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setAttribute( String name , Object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haracter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che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removeAttribu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ontex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ession( boolean cre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RemoteAdd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Conten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Enumeration.hasMoreEleme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Query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isRequestedSessionIdFromCooki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Ses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Content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Sitemap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setAttribute( String name , Object value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Request.getHeaders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Head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Request.getParameter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thTransla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DateHea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RequestURI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Request.getRequestedSessionI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Request.getRequest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EmptyEnumeration.nex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isRequestedSessionIdVal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Remote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setCharacterEncoding( java . lang . String en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, Map attributes , Map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Auth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Remote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IntHeader( String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mandLineRequest.getHeader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rameter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Loca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UserPrincip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rameter( String 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CommandLineRequest.getServer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searchAttribut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Request.isSec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CommandLineRequest( Environment env , String contextPath , String servletPath , String pathInfo , Map attribut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Path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ommandLineRequest.getParameterValues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andLineRequest.getAttribute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mandLineRequest.getAttribute( String name , int scop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andLineRequest.isRequestedSessionIdFromUR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